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0000ff"/>
    </style:style>
    <style:style style:name="P79"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8" style:family="paragraph" style:parent-style-name="Text_20_body">
      <style:paragraph-properties fo:margin-left="0in" fo:margin-right="0in" fo:text-align="end" style:justify-single-word="false" fo:text-indent="0.1965in" style:auto-text-indent="false"/>
    </style:style>
    <style:style style:name="P89"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2" style:family="paragraph" style:parent-style-name="Standard">
      <style:paragraph-properties fo:margin-left="0in" fo:margin-right="0in" fo:text-align="justify" style:justify-single-word="false" fo:text-indent="0.1965in" style:auto-text-indent="false"/>
    </style:style>
    <style:style style:name="P93" style:family="paragraph" style:parent-style-name="Standard">
      <style:paragraph-properties fo:margin-left="0in" fo:margin-right="0in" fo:text-align="justify" style:justify-single-word="false" fo:text-indent="0.1965in" style:auto-text-indent="false"/>
      <style:text-properties fo:language="ru" fo:country="RU"/>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1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5" style:family="paragraph" style:parent-style-name="First_20_line_20_indent">
      <style:text-properties fo:language="ru" fo:country="RU"/>
    </style:style>
    <style:style style:name="P126" style:family="paragraph" style:parent-style-name="First_20_line_20_indent">
      <style:paragraph-properties fo:text-align="justify" style:justify-single-word="false"/>
      <style:text-properties fo:language="ru" fo:country="RU"/>
    </style:style>
    <style:style style:name="P127" style:family="paragraph" style:parent-style-name="First_20_line_20_indent">
      <style:text-properties fo:font-size="15pt" fo:language="ru" fo:country="RU" style:font-size-asian="15pt" style:font-size-complex="15pt"/>
    </style:style>
    <style:style style:name="P128" style:family="paragraph" style:parent-style-name="First_20_line_20_indent">
      <style:text-properties fo:font-size="12pt" fo:language="ru" fo:country="RU" style:font-size-asian="12pt" style:font-size-complex="12pt"/>
    </style:style>
    <style:style style:name="P129" style:family="paragraph" style:parent-style-name="First_20_line_20_indent">
      <style:text-properties fo:language="en" fo:country="US"/>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in" fo:margin-right="0in" fo:text-align="center" style:justify-single-word="false" fo:text-indent="0in" style:auto-text-indent="false"/>
    </style:style>
    <style:style style:name="P13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Footnote">
      <style:paragraph-properties fo:margin-left="0in" fo:margin-right="0in" fo:text-indent="0in" style:auto-text-indent="false"/>
      <style:text-properties fo:language="en" fo:country="US"/>
    </style:style>
    <style:style style:name="P136" style:family="paragraph" style:parent-style-name="Footnote">
      <style:text-properties fo:language="en" fo:country="US"/>
    </style:style>
    <style:style style:name="P137" style:family="paragraph" style:parent-style-name="Footnote">
      <style:text-properties fo:language="ru" fo:country="RU"/>
    </style:style>
    <style:style style:name="P138" style:family="paragraph" style:parent-style-name="Footnote">
      <style:text-properties style:use-window-font-color="true" fo:language="ru" fo:country="RU"/>
    </style:style>
    <style:style style:name="P139" style:family="paragraph" style:parent-style-name="Footnote">
      <style:text-properties fo:font-style="normal" style:font-style-asian="normal" style:font-style-complex="normal"/>
    </style:style>
    <style:style style:name="P140" style:family="paragraph" style:parent-style-name="Text_20_body">
      <style:paragraph-properties fo:margin-top="0in" fo:margin-bottom="0.0835in" loext:contextual-spacing="false" fo:text-align="justify" style:justify-single-word="false"/>
      <style:text-properties fo:language="en" fo:country="US"/>
    </style:style>
    <style:style style:name="P14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2"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3" style:family="paragraph" style:parent-style-name="Heading_20_2">
      <style:text-properties fo:language="en" fo:country="US"/>
    </style:style>
    <style:style style:name="P144" style:family="paragraph" style:parent-style-name="Heading_20_2">
      <style:paragraph-properties fo:text-align="justify" style:justify-single-word="false"/>
    </style:style>
    <style:style style:name="P145" style:family="paragraph" style:parent-style-name="Heading_20_1">
      <style:paragraph-properties fo:margin-left="0in" fo:margin-right="0in" fo:text-align="center" style:justify-single-word="false" fo:text-indent="0.1965in" style:auto-text-indent="false"/>
    </style:style>
    <style:style style:name="P146"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fo:background-color="transparent" loext:char-shading-value="0"/>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font-weight="bold" style:font-weight-asian="bold" style:font-weight-complex="bold"/>
    </style:style>
    <style:style style:name="T24" style:family="text">
      <style:text-properties fo:font-weight="bold" fo:background-color="transparent" loext:char-shading-value="0" style:font-weight-asian="bold" style:font-weight-complex="bold"/>
    </style:style>
    <style:style style:name="T25" style:family="text">
      <style:text-properties style:use-window-font-color="true"/>
    </style:style>
    <style:style style:name="T26" style:family="text">
      <style:text-properties style:use-window-font-color="true" fo:language="ru" fo:country="RU"/>
    </style:style>
    <style:style style:name="T27" style:family="text">
      <style:text-properties style:use-window-font-color="true" fo:language="ru" fo:country="RU" fo:font-style="normal" style:font-style-asian="normal" style:font-style-complex="normal"/>
    </style:style>
    <style:style style:name="T28" style:family="text">
      <style:text-properties style:use-window-font-color="true" fo:language="ru" fo:country="RU" fo:font-style="normal" fo:font-weight="normal" style:font-style-asian="normal" style:font-weight-asian="normal" style:font-style-complex="normal" style:font-weight-complex="normal"/>
    </style:style>
    <style:style style:name="T29"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0" style:family="text">
      <style:text-properties style:use-window-font-color="true" fo:language="ru" fo:country="RU" fo:font-style="normal" fo:background-color="transparent" loext:char-shading-value="0" style:font-style-asian="normal" style:font-style-complex="normal"/>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ru" fo:country="RU" fo:font-style="italic" fo:font-weight="normal" style:font-style-asian="italic" style:font-weight-asian="normal" style:font-style-complex="italic" style:font-weight-complex="normal"/>
    </style:style>
    <style:style style:name="T33" style:family="text">
      <style:text-properties style:use-window-font-color="true" fo:language="ru" fo:country="RU" fo:font-weight="normal" style:font-weight-asian="normal" style:font-weight-complex="normal"/>
    </style:style>
    <style:style style:name="T34" style:family="text">
      <style:text-properties style:use-window-font-color="true" fo:language="ru" fo:country="RU" fo:background-color="transparent" loext:char-shading-value="0"/>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font-weight="normal" style:font-style-asian="normal" style:font-weight-asian="normal" style:font-style-complex="normal" style:font-weight-complex="normal"/>
    </style:style>
    <style:style style:name="T38"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font-weight="normal" style:font-style-asian="normal" style:font-weight-asian="normal" style:font-style-complex="normal" style:font-weight-complex="normal"/>
    </style:style>
    <style:style style:name="T42" style:family="text">
      <style:text-properties style:use-window-font-color="true" fo:font-style="normal" style:text-underline-style="none" style:font-style-asian="normal" style:font-style-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style:use-window-font-color="true" fo:background-color="transparent" loext:char-shading-value="0"/>
    </style:style>
    <style:style style:name="T45" style:family="text">
      <style:text-properties style:use-window-font-color="true" fo:language="uk" fo:country="UA" fo:font-style="normal" fo:font-weight="normal" style:font-style-asian="normal" style:font-weight-asian="normal" style:font-style-complex="normal" style:font-weight-complex="normal"/>
    </style:style>
    <style:style style:name="T46" style:family="text">
      <style:text-properties style:use-window-font-color="true" fo:font-weight="normal" style:font-weight-asian="normal" style:font-weight-complex="normal"/>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language="fr" fo:country="FR"/>
    </style:style>
    <style:style style:name="T50" style:family="text">
      <style:text-properties fo:font-style="normal"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fo:background-color="transparent" loext:char-shading-value="0" style:font-style-asian="normal" style:font-weight-asian="normal" style:font-style-complex="normal" style:font-weight-complex="normal"/>
    </style:style>
    <style:style style:name="T53" style:family="text">
      <style:text-properties fo:font-style="normal" style:text-underline-style="none" style:font-style-asian="normal" style:font-style-complex="normal"/>
    </style:style>
    <style:style style:name="T54" style:family="text">
      <style:text-properties fo:font-weight="normal" style:font-weight-asian="normal" style:font-weight-complex="normal"/>
    </style:style>
    <style:style style:name="T55" style:family="text">
      <style:text-properties fo:font-weight="normal" fo:background-color="transparent" loext:char-shading-value="0" style:font-weight-asian="normal" style:font-weight-complex="normal"/>
    </style:style>
    <style:style style:name="T56" style:family="text">
      <style:text-properties style:text-line-through-style="solid" style:text-line-through-type="single" fo:font-weight="bold" style:font-weight-asian="bold" style:font-weight-complex="bold"/>
    </style:style>
    <style:style style:name="T57" style:family="text">
      <style:text-properties fo:language="uk" fo:country="UA"/>
    </style:style>
    <style:style style:name="T58" style:family="text">
      <style:text-properties fo:language="uk" fo:country="UA" fo:font-style="italic" style:font-style-asian="italic" style:font-style-complex="italic"/>
    </style:style>
    <style:style style:name="T59" style:family="text">
      <style:text-properties fo:language="uk" fo:country="UA" fo:font-weight="bold" style:font-weight-asian="bold" style:font-weight-complex="bold"/>
    </style:style>
    <style:style style:name="T60" style:family="text">
      <style:text-properties style:text-underline-style="none"/>
    </style:style>
    <style:style style:name="T61" style:family="text">
      <style:text-properties style:text-rotation-angle="90" style:text-rotation-scale="line-height"/>
    </style:style>
    <style:style style:name="T62" style:family="text">
      <style:text-properties style:text-rotation-angle="270" style:text-rotation-scale="line-height"/>
    </style:style>
    <style:style style:name="T63" style:family="text">
      <style:text-properties style:text-position="sub 58%" style:font-size-asian="10.5pt"/>
    </style:style>
    <style:style style:name="T64" style:family="text">
      <style:text-properties style:font-name="Symbol" style:font-name-asian="Symbol" style:font-name-complex="Symbol"/>
    </style:style>
    <style:style style:name="T65" style:family="text">
      <style:text-properties style:font-name="Liberation Serif1" style:font-name-asian="Symbol" style:font-name-complex="Symbol"/>
    </style:style>
    <style:style style:name="T66" style:family="text">
      <style:text-properties style:font-name="Courier New CYR"/>
    </style:style>
    <style:style style:name="T67" style:family="text">
      <style:text-properties style:font-name="Courier New CYR" fo:language="en" fo:country="US"/>
    </style:style>
    <style:style style:name="T68" style:family="text">
      <style:text-properties fo:font-size="14pt" fo:language="en" fo:country="US" fo:font-weight="bold" style:font-size-asian="14pt" style:font-weight-asian="bold" style:font-size-complex="14pt" style:font-weight-complex="bold"/>
    </style:style>
    <style:style style:name="T69" style:family="text">
      <style:text-properties fo:font-size="14pt" fo:font-weight="bold" style:font-size-asian="14pt" style:font-weight-asian="bold" style:font-size-complex="14pt" style:font-weight-complex="bold"/>
    </style:style>
    <style:style style:name="T70" style:family="text">
      <style:text-properties fo:font-size="9pt" style:font-size-asian="9pt" style:font-size-complex="9pt"/>
    </style:style>
    <style:style style:name="T71" style:family="text">
      <style:text-properties fo:font-size="12pt" style:font-size-asian="12pt" style:font-size-complex="12pt"/>
    </style:style>
    <style:style style:name="T72" style:family="text">
      <style:text-properties officeooo:rsid="0016dcf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Последний фанфик</text:h>
      <text:p text:style-name="P52"/>
      <text:h text:style-name="P143"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36">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6">Team lead —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1">RnD-</text:span><text:span text:style-name="T1">зона</text:span><text:span text:style-name="T1"><text:note text:id="ftn3" text:note-class="footnote"><text:note-citation>3</text:note-citation><text:note-body><text:p text:style-name="P136">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7"><text:span text:style-name="T11">– Нэш, к</text:span>ак называется наш проект?</text:p>
      <text:p text:style-name="P75"><text:span text:style-name="T8">– </text:span><text:span text:style-name="T54">Дайсон.</text:span></text:p>
      <text:p text:style-name="P75"><text:span text:style-name="T8">– </text:span><text:span text:style-name="T54">Сколько тебе лет?</text:span></text:p>
      <text:p text:style-name="P75"><text:span text:style-name="T8">– </text:span><text:span text:style-name="T54">Два года с начала запуска кластера.</text:span></text:p>
      <text:p text:style-name="P75"><text:span text:style-name="T8">– </text:span><text:span text:style-name="T54">Какой сейчас год?</text:span></text:p>
      <text:p text:style-name="P75"><text:span text:style-name="T8">– </text:span><text:span text:style-name="T46">20</text:span><text:span text:style-name="T33">19</text:span><text:span text:style-name="T54">-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5">«Выживание корпорации в условиях жёсткой конкуренции с ограниченными ресурсами. Случай 16».</text:p>
      <text:p text:style-name="P85">…</text:p>
      <text:p text:style-name="P85">…</text:p>
      <text:p text:style-name="P85">…</text:p>
      <text:p text:style-name="P85">Решение.</text:p>
      <text:p text:style-name="P85">…</text:p>
      <text:p text:style-name="P11"/>
      <text:p text:style-name="P11">Я вчитался в результат и прис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1">, </text:span><text:span text:style-name="T5">в некоем городе живёт брадобрей, который бреет всех людей, которые не бреются сами. Вопрос: кто бреет брадобрея</text:span><text:span text:style-name="T51">?</text:span></text:p>
      <text:p text:style-name="P31"/>
      <text:p text:style-name="P31">Вместо ответа Нексус выплюнул на консоль длинную распечатку букв и служебных символов, среди которых бросилась в глаза строка “<text:span text:style-name="T23">incompartible interface Analytics v.0.93 beta</text:span>”</text:p>
      <text:p text:style-name="P31">Ага, уже теплее.</text:p>
      <text:p text:style-name="P31"/>
      <text:p text:style-name="P75"><text:span text:style-name="T8">– Нэш</text:span><text:span text:style-name="T54">,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4">Бип-бип-бип.</text:p>
      <text:p text:style-name="P104"/>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2">***</text:p>
      <text:p text:style-name="P132"/>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6">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надоело.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6">тридцатичетырёх</text:span><text:span text:style-name="T25">этажного </text:span><text:span text:style-name="T26">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6">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5">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6"/>
      <text:p text:style-name="P1">Я вспомнил<text:span text:style-name="T25"> </text:span><text:span text:style-name="T26">Юджина</text:span><text:span text:style-name="T1">,</text:span> <text:span text:style-name="T26">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6"/>
      <text:p text:style-name="P1"><text:span text:style-name="T1">Юджин</text:span>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6">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7">А у нас получается… </text:span><text:span text:style-name="T2">–</text:span><text:span text:style-name="T47">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6">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5">Тридцать чет</text:span><text:span text:style-name="T26">ыре</text:span><text:span text:style-name="T25"> </text:span>этаж<text:span text:style-name="T1">а</text:span>! Пиздец <text:span text:style-name="T1">—</text:span> успел подумать я, <text:span text:style-name="T1">прежде чем </text:span>сознание выключилось.</text:p>
      <text:p text:style-name="P1"/>
      <text:h text:style-name="P143" text:outline-level="2">2. Пробуждение</text:h>
      <text:p text:style-name="P29"/>
      <text:p text:style-name="P1"><text:span text:style-name="T30">Сознание рестартовало после того, как я гребанулся </text:span><text:span text:style-name="T47">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7">ткрыл глаза, тщётно пытаясь вдохнуть. Образ, </text:span><text:span text:style-name="T2">который я </text:span><text:span text:style-name="T47">пару мгновений назад </text:span><text:span text:style-name="T2">видел на фоне </text:span><text:span text:style-name="T47">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7"> настороженные уши, нежный розов</text:span><text:span text:style-name="T2">атый</text:span><text:span text:style-name="T47"> нос, венчающая голову </text:span><text:span text:style-name="T2">высокая тиара</text:span><text:span text:style-name="T47">. И приковывающая к себе внимание звёздочка, та самая магическая искорка </text:span><text:span text:style-name="T17">—</text:span><text:span text:style-name="T47">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 да и не должно быть —это же не ЛСД какой-нибудь</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6">…</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5">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5">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 </text:span><text:span text:style-name="T1">Сахарная Ватка</text:span><text:span text:style-name="T49">!</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5">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5">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25">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7">Спи, Сестра моя родная,<text:line-break/>Спи. Усни.<text:line-break/>Крыльями тебя укрою,<text:line-break/>Спи. Усни.</text:p><text:p text:style-name="P137"><text:tab/>В чаще тёмной волки воют,<text:line-break/>Спи. Усни.</text:p><text:p text:style-name="P137"><text:tab/>В мрачном замке духи ноют,<text:line-break/>Спи. Усни.</text:p><text:p text:style-name="P137"><text:tab/>Сказки вечность нам читает,<text:line-break/>Спи. Усни.<text:line-break/>День осенний угасает,<text:line-break/>Спи. Усни.<text:line-break/>Помни только в сне глубоком,</text:p><text:p text:style-name="P13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text:soft-page-break/>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text:soft-page-break/>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text:soft-page-break/>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5">,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2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oft-page-break/><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3" text:outline-level="2">3. Норф</text:h>
      <text:p text:style-name="P78"/>
      <text:p text:style-name="P21">Глава IV. Пределы магии</text:p>
      <text:p text:style-name="P18"/>
      <text:p text:style-name="P21">Вашему покорному слуге известны четыре предела магии: </text:p>
      <text:p text:style-name="P21"/>
      <text:list xml:id="list8763935260692765905" text:style-name="L1">
        <text:list-item>
          <text:p text:style-name="P14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2">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2">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2">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5"><text:s/>Сколько страниц сегодня нахреначили?</text:p><text:p text:style-name="P136">– <text:span text:style-name="T1">Восемь, учитель!</text:span></text:p><text:p text:style-name="P136">–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1">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3">Новости двора: </text:span><text:span text:style-name="T9">состояние </text:span><text:span text:style-name="T23">здоровь</text:span><text:span text:style-name="T9">я</text:span><text:span text:style-name="T23">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3">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3">В Додж-Сити продолжаются исчезновения пони. Шериф подал в отставку…</text:span>”. “<text:span text:style-name="T23">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6">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6"><text:soft-page-break/><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5">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5">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5">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5">платформ </text:span><text:span text:style-name="T2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5"> И никто ж не догадывался, что она </text:span><text:span text:style-name="T26">сделана по королевскому заказу</text:span><text:span text:style-name="T25">! Её </text:span><text:span text:style-name="T26">Солнечное </text:span><text:span text:style-name="T25"><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5"> – </text:span><text:span text:style-name="T26">2135</text:span><text:span text:style-name="T25"> A.C.</text:span><text:span text:style-name="T26">»</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5">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5">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text:soft-page-break/></text:p>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oft-page-break/><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text:soft-page-break/>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text:soft-page-break/>–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7">Прижав </text:span>уши к голове, <text:span text:style-name="T57">она дала</text:span> задний ход <text:span text:style-name="T57">и </text:span>выкарабкалась обратно. Окинув библиотеку отчаянным взглядом, <text:span text:style-name="T57">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text:soft-page-break/>–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text:soft-page-break/>–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47">Я открываю глаза.</text:p>
      <text:p text:style-name="P47"><text:soft-page-break/>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5">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text:soft-page-break/>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0">Тумбочка.</text:span> Листок… <text:span text:style-name="T70">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1">Всё пошло не так. Не могу уловить точку концентрации. Сила приложена к чему-то большему, чем лист бумаги. К чему-то неизмеримо большему. </text:span><text:span text:style-name="T70">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1">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text:soft-page-break/>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text:soft-page-break/>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3"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text:soft-page-break/>–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3">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3">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3">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7">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0">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text:soft-page-break/>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7">любви</text:span> начинаешь понимать только тогда, когда <text:span text:style-name="T57">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text:soft-page-break/>–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text:soft-page-break/>–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text:soft-page-break/>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3" text:outline-level="2">8. Стыд</text:h>
      <text:p text:style-name="P133"/>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text:soft-page-break/>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7">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7">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7">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text:soft-page-break/>–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text:soft-page-break/>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7">—</text:span> осень, за осенью <text:span text:style-name="T27">—</text:span> зима. <text:s/>Если пошёл дождь, должно быть мокро, если выпал снег <text:span text:style-name="T27">—</text:span> холодно. События должны следовать естественным ходом, вещи должны случаться как должно. И это правильно, на том стоит мироздание.</text:p>
      <text:p text:style-name="P1"><text:soft-page-break/>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7">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27">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text:span><text:span text:style-name="T4">заместительная терапия Селестии и </text:span><text:span text:style-name="T50">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7">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6">— книжный шкаф и напольная подставка для чтения с </text:span><text:span text:style-name="T27">упором в виде </text:span><text:span text:style-name="T36">голов</text:span><text:span text:style-name="T27">ы</text:span><text:span text:style-name="T3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7">жаровни</text:span><text:span text:style-name="T36"> и фонтанчик</text:span><text:span text:style-name="T27">а</text:span><text:span text:style-name="T36">. </text:span><text:span text:style-name="T27">Каменный пол комнаты был </text:span><text:soft-page-break/><text:span text:style-name="T27">покрыт розовым ковром с длиннейшим ворсом.</text:span><text:span text:style-name="T36"> </text:span><text:span text:style-name="T27">Его центр занимал высокий </text:span><text:span text:style-name="T36">кругл</text:span><text:span text:style-name="T27">ый</text:span><text:span text:style-name="T36"> </text:span><text:span text:style-name="T27">футон</text:span><text:span text:style-name="T36"> </text:span><text:span text:style-name="T27">с</text:span><text:span text:style-name="T36"> велик</text:span><text:span text:style-name="T27">им</text:span><text:span text:style-name="T36"> множество</text:span><text:span text:style-name="T27">м</text:span><text:span text:style-name="T36"> подушек. Среди них я с удивлением заметил плюшевую единорожку </text:span><text:span text:style-name="T27">фиолетового</text:span><text:span text:style-name="T36">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углей.</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text:soft-page-break/>–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всемогущественных богинь. Это их сплочает и успокаивает. Впрочем, хочу заметить, что даже для корректировки курса планет требуется огромное количество сил и умения.</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oft-page-break/><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8">Мне печалиться не стоит</text:p><text:p text:style-name="P138">Жизнь прекрасна и полна</text:p><text:p text:style-name="P138">Телом молода, душою —</text:p><text:p text:style-name="P138">Как дракон морской мудра</text:p><text:p text:style-name="P138"/><text:p text:style-name="P138">Я видала взлёт империй,</text:p><text:p text:style-name="P138">Я жила среди легенд,</text:p><text:p text:style-name="P138">Древней магии мистерий</text:p><text:p text:style-name="P138">Я прилежнейший студент</text:p><text:p text:style-name="P138"/><text:p text:style-name="P138">Обожаема народом,</text:p><text:p text:style-name="P138">Уважаема врагом —</text:p><text:p text:style-name="P138">Но друзей моих немного,</text:p><text:p text:style-name="P138">Студит душу холодом</text:p><text:p text:style-name="P138"/><text:p text:style-name="P138">Одинока и печальна,</text:p><text:p text:style-name="P138">Недоступна и строга,</text:p><text:p text:style-name="P138">Потеряла изначальный</text:p><text:p text:style-name="P138">Смысл жизни навсегда</text:p><text:p text:style-name="P138"/><text:p text:style-name="P138">Жизнь моя теперь публична,</text:p><text:p text:style-name="P138">Жизнь моя теперь для всех,</text:p><text:p text:style-name="P138">В этом — горе, в этом — счастье,</text:p><text:p text:style-name="P138">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text:soft-page-break/>–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text:soft-page-break/>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text:soft-page-break/>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дружбой”?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text:soft-page-break/>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о настойчивы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text:soft-page-break/>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6">– </text:span><text:span text:style-name="T27">Говорят, в Додж-сити почти не осталось жителей. В местном депо перестали обслуживать паровозы из-за нехватки рабочих. Старик </text:span><text:span text:style-name="T36">–</text:span><text:span text:style-name="T2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0">– </text:span>“<text:span text:style-name="T1">Что я могу сделать, чтобы вернуть всё назад?</text:span>”</text:p>
      <text:p text:style-name="P15"><text:span text:style-name="T40">– </text:span><text:span text:style-name="T27">Так и сказала?</text:span></text:p>
      <text:p text:style-name="P1"><text:span text:style-name="T36">– </text:span><text:span text:style-name="T27">Да, </text:span><text:span text:style-name="T28">Фэнси</text:span><text:span text:style-name="T2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0">– </text:span><text:span text:style-name="T27">Что бы это значило, Флёр?</text:span></text:p>
      <text:p text:style-name="P15"><text:span text:style-name="T40">– </text:span><text:span text:style-name="T2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soft-page-break/>…</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5">— </text:span><text:span text:style-name="T2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3">— </text:span><text:span text:style-name="T54">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text:soft-page-break/>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4">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text:span><text:soft-page-break/><text:span text:style-name="T1">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7">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text:soft-page-break/>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0"/>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0">.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7">И это ты ещё не видел, что творится в других министерствах, Анонимус! За тысячу лет Нашего отсутствия Сестра превратила М<text:span text:style-name="T25">раморный квартал </text:span>в настоящую обитель лени и казнокрадства!<text:line-break/><text:line-break/>(<text:span text:style-name="T36">у</text:span><text:span text:style-name="T40">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9"/>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0">— </text:span><text:span text:style-name="T4">зачем привлекать ненужное внимание</text:span><text:span text:style-name="T50"> к своей особе? </text:span><text:span text:style-name="T4">После всеобщего интереса кантерлотской знати к тебе, как к королевскому любимчику, тебе хочется покоя.</text:span><text:span text:style-name="T50"> Да и собраться с мыслями проще в доме, избавленном от </text:span><text:span text:style-name="T4">гостинничной </text:span><text:span text:style-name="T50">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6">–</text:span><text:span text:style-name="T27">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text:soft-page-break/>–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text:soft-page-break/>–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реднек”, чем “огородница”!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text:soft-page-break/>–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text:soft-page-break/>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7">пони-</text:span><text:span text:style-name="T36">исчезновений уже год. Почту за честь работать </text:span><text:span text:style-name="T27">под твоим руководством</text:span><text:span text:style-name="T36">. Погоди немного, я </text:span><text:span text:style-name="T27">от</text:span><text:span text:style-name="T36">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5">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text:soft-page-break/>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5"><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3"><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text:soft-page-break/>–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text:soft-page-break/>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4">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8"/>
      <text:p text:style-name="P58">Дата: 12.04.2142 А.<text:span text:style-name="T11">C</text:span>.</text:p>
      <text:p text:style-name="P58"><text:soft-page-break/>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33">”</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5">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4"> </text:span><text:span text:style-name="T34">Видения этих городов</text:span><text:span text:style-name="T44"> дрожали, <text:s/>пересекались </text:span><text:span text:style-name="T34">и постоянно множились</text:span><text:span text:style-name="T44">.</text:span></text:p>
      <text:p text:style-name="P46">У меня дико заболела голова, мне казалось, она вылезет из шляпы распухшим шаром. Я закрыла глаза.</text:p>
      <text:p text:style-name="P58"/>
      <text:p text:style-name="P58">Примечания: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4">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oft-page-break/><text:span text:style-name="T27">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39">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text:soft-page-break/>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5"> с использованием </text:span><text:span text:style-name="T26">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8"/>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7"><text:soft-page-break/></text:p>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text:soft-page-break/>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text:soft-page-break/>–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0">—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text:soft-page-break/>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4">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6">—</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text:soft-page-break/>–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27">–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36"> </text:span><text:span text:style-name="T27">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36">– Я </text:span><text:span text:style-name="T40">всегда буду оставаться в тени. </text:span><text:span text:style-name="T36">– </text:span><text:span text:style-name="T40">хлюпала единорожка. </text:span><text:span text:style-name="T36">– </text:span><text:span text:style-name="T40">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1">– </text:span>Ты?!</text:p>
      <text:p text:style-name="P9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5"><text:span text:style-name="T11">– М</text:span>ожет, тогда ты скажешь, что в нём пошло не так и почему к вам попал я, а не сверхаликорн?</text:p>
      <text:p text:style-name="P95"><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0">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2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oft-page-break/><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7">.</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23">Чужестранец-примат разбил сердце нашей обожаемой Селестии! Двор в отчаянии </text:span><text:span text:style-name="T14">— </text:span><text:span text:style-name="T23">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стиснула меня в сокрушающих объятиях.</text:p>
      <text:p text:style-name="P47"><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4">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4">объявляла вывеска. Ну что же, Анон, если тебе повезёт, ты найдёшь тут пару блюд без травы!</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7"><text:span text:style-name="T11">–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oft-page-break/><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1">– </text:span>Эт-то ты наз-зваишь с-суфер-д-дуфер-с-сильн..?</text:p>
      <text:p text:style-name="P47"><text:soft-page-break/>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4">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5">— </text:span><text:span text:style-name="T54">эт правда?</text:span></text:p>
      <text:p text:style-name="P47"><text:span text:style-name="T15">– </text:span><text:span text:style-name="T54">Какая из? Их много, вообще-то. Ик!</text:span></text:p>
      <text:p text:style-name="P47"><text:span text:style-name="T15">– </text:span><text:span text:style-name="T54">Про принцесс. Про то, что они фаэри, спустившиеся с неба во плоти, чтоб помогать пони управлять Эквестрией?</text:span></text:p>
      <text:p text:style-name="P47"><text:span text:style-name="T15">– Н</text:span><text:span text:style-name="T54">он-нон, </text:span><text:span text:style-name="T15">– </text:span><text:span text:style-name="T54">захихикала Пинки, взъерошив копытами розовые кудряшки и попытавшись соорудить из них бороду, </text:span><text:span text:style-name="T15">– </text:span><text:span text:style-name="T5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5">– </text:span><text:span text:style-name="T54">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54">Ты что-о-о! Нельзя любить фаэри! Она похитит твоё сердце, и ты будешь искать её, пока не… </text:span><text:span text:style-name="T15">– </text:span><text:span text:style-name="T54">Пинки погрузилась в так и не съеденный салат «по-кантерлотски» и захрапела.</text:span></text:p>
      <text:p text:style-name="P47"><text:span text:style-name="T15">– </text:span><text:span text:style-name="T54">Пока не умру?</text:span></text:p>
      <text:p text:style-name="P47"><text:span text:style-name="T15">– </text:span><text:span text:style-name="T54">Нет, глупенький. </text:span><text:span text:style-name="T15">– </text:span><text:span text:style-name="T54">пробулькала Пинки из миски. </text:span><text:span text:style-name="T15">– </text:span><text:span text:style-name="T54">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text:soft-page-break/></text:p>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3">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text:soft-page-break/></text:p>
      <text:h text:style-name="Heading_20_2" text:outline-level="2">16. Мэйнхэттен</text:h>
      <text:p text:style-name="P82"/>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и предложил печеньку пегаске.</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text:soft-page-break/>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text:soft-page-break/>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text:soft-page-break/>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Дневная Глава Диархии, Непобедимое Солнце, Защитница Кантерлота, Страж Эверфри и прочая и прочая…» </text:span><text:span text:style-name="T37">– </text:span><text:span text:style-name="T41">прочитал охранник, близоруко щурясь.</text:span></text:p>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text:soft-page-break/>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oft-page-break/><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oft-page-break/><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oft-page-break/><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oft-page-break/><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text:p>
      <text:p text:style-name="P50">Ох, фак! Фак-фак-фак!!!</text:p>
      <text:p text:style-name="P50">«<text:span text:style-name="T23">Исчезновение дневной главы диархии: Эквестрия в панике!</text:span>» (статья двухдневной давности).</text:p>
      <text:p text:style-name="P50">«<text:span text:style-name="T23">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3">Да отстаньте же вы от меня! Он сказал, что ест пони, но я этого НЕ ВИДЕЛА!!!</text:span>»).</text:p>
      <text:p text:style-name="P50">«<text:span text:style-name="T23">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7. <text:span text:style-name="T1">Деградация</text:span></text:h>
      <text:p text:style-name="P90"/>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text:soft-page-break/>–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oft-page-break/>«…<text:span text:style-name="T19">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3">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2">Крепко обнимаю, чешу холку, хлопаю по шее! Твой Анон. </text:span><text:span text:style-name="T19">Дружба </text:span><text:span text:style-name="T32">—</text:span><text:span text:style-name="T19"> </text:span><text:span text:style-name="T3">э</text:span><text:span text:style-name="T19">то, </text:span><text:span text:style-name="T58">так её </text:span><text:span text:style-name="T3">разэтак</text:span><text:span text:style-name="T58">,</text:span><text:span text:style-name="T19"> магия!</text:span></text:p>
      <text:p text:style-name="Standard"><text:span text:style-name="T19">P.S. Мне тебя не хватает. Сильно.</text:span><text:span text:style-name="T50">»</text:span></text:p>
      <text:p text:style-name="P50"/>
      <text:p text:style-name="P50"><text:soft-page-break/>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Пегасы же держатся в воздухе, не в последнюю очередь, за счёт магии. Одних крыльев ведь недостаточно? Правильно?</text:p>
      <text:p text:style-name="P50">– И?</text:p>
      <text:p text:style-name="P50"><text:soft-page-break/>–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text:soft-page-break/>–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56">37 пни</text:span></text:p>
      <text:p text:style-name="P69">24пн</text:p>
      <text:p text:style-name="P69">15</text:p>
      <text:p text:style-name="P50"><text:span text:style-name="T23">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text:soft-page-break/>–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2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3">Провинция пустеет: репортаж из обеспоневшего посёлка</text:span>». «<text:span text:style-name="T23">Нехватка пегасов-погодников: указ принцессы Луны разрешает набор в погодные команды пегасов без лётных аттестатов</text:span>». «<text:span text:style-name="T23">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3">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text:soft-page-break/>–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soft-page-break/>…</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7">И товары</text:span> вовсе<text:span text:style-name="T57"> не </text:span>бесплатные<text:span text:style-name="T57">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text:soft-page-break/>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7">Оно п</text:span>овсюду. <text:span text:style-name="T57">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text:soft-page-break/>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text:soft-page-break/>– Ещё как круто! – утешил пегаску я. – Ты мне всю рубашку промочила. Прямо как водомётная машина.</text:p>
      <text:p text:style-name="P50">– <text:span text:style-name="T57">А т</text:span>ы вставать не хотел! Я очень-очень испугалась. <text:span text:style-name="T57">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4">о такие… гм… заклинания. Ты </text:span><text:span text:style-name="T34">пишешь</text:span><text:span text:style-name="T44">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oft-page-break/><text:span text:style-name="T1">–</text:span> Вряд ли меня так можно называть. Очень далёкие параллели. <text:span text:style-name="T1">У</text:span> нас совсем нет магии.</text:p>
      <text:p text:style-name="P50"><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7">матюков мне</text:span> удалось замазать самые большие щели. За тестовый<text:span text:style-name="T57"> </text:span>получасовый заплыв<text:span text:style-name="T57">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text:soft-page-break/>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7">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7">н жил с пони! И они </text:span>офигенски <text:span text:style-name="T57">любили друг друга! И у них </text:span>был<text:span text:style-name="T57"> </text:span>офигенский <text:span text:style-name="T57">секс! </text:span>И это было круто!<text:span text:style-name="T57">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29">—</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8">– А</text:span><text:span text:style-name="T29">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oft-page-break/><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2">. </text:span><text:span text:style-name="T26">Я не могу навязать тебе чувств…</text:span><text:span text:style-name="T22"> </text:span><text:span text:style-name="T26">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3">Нехватка погодных пегасов: Вондерболты перешли к круглосуточной вахте</text:span>». «<text:span text:style-name="T23">Общественные работы: распоряжением принцессы Луны работы по строительству мостов через провалы расширены и на субботу</text:span>». «<text:span text:style-name="T2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ё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7">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7">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oft-page-break/><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text:soft-page-break/></text:p>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всё просчитано. Я уверена, я подчёркиваю, я абсолютно уверена в безопасности эксперимента!</text:p>
      <text:p text:style-name="P52"><text:span text:style-name="T11">– </text:span>Ой, шо-то мне нехорошо становится, когда ты так говоришь…</text:p>
      <text:p text:style-name="P52"><text:span text:style-name="T11">–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59">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text:soft-page-break/></text:p>
      <text:p text:style-name="P52">Я тяну ручку двери на верхней площадке. Сильный сквозняк чуть не сбивает меня с ног: ветер задувает в<text:span text:style-name="T57"> </text:span>покои Луны<text:span text:style-name="T57"> </text:span>через открытые балконные двери<text:span text:style-name="T57">.</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text:soft-page-break/>Шаг назад.</text:p>
      <text:p text:style-name="P52"><text:span text:style-name="T11">–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7">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5">– </text:span><text:span text:style-name="T25">Шейла! Шейла Блюскай! И я уже не малышка! </text:span><text:span text:style-name="T35">– </text:span><text:span text:style-name="T25">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text:soft-page-break/></text:p>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29">— </text:span><text:span text:style-name="T1">т</text:span>ы стал слишком бледный. Я решила прервать <text:span text:style-name="T1">заклинание</text:span>. Как ты себя…</text:p>
      <text:p text:style-name="P1"><text:span text:style-name="T38">–</text:span><text:span text:style-name="T29"> …чувствуешь, дорогая Рэрити?! Я могу чем-нибудь помочь? Вот, выпей воды! </text:span><text:span text:style-name="T38">–</text:span><text:span text:style-name="T29">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о? Увидел ш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text:soft-page-break/>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7">Допустим, кот бессмертен. Также допустим, что кот з</text:span>аколдован<text:span text:style-name="T57"> </text:span>отложенным <text:span text:style-name="T57">заклятие</text:span>м<text:span text:style-name="T57"> Стирания, которое сработает, если кто-то откроет ящик</text:span>. <text:span text:style-name="T57">То есть, п</text:span>ри открытии<text:span text:style-name="T57"> ящик</text:span>а<text:span text:style-name="T57"> кот исчезнет из </text:span>бытия<text:span text:style-name="T57">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oft-page-break/><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о мы все — навроде этого кота, а Анон боится открыть ящик? Ш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text:soft-page-break/>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oft-page-break/><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oft-page-break/><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text:soft-page-break/>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text:soft-page-break/>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с подозрением. Что она знает о нас с Сел?</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text:soft-page-break/>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7"><text:span text:style-name="T16">– Что?!! – с недоверием воскликнула Луна. – Сестра никогда не умела лечить. И сейчас не умеет </text:span><text:span text:style-name="T55">—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6">– О небо! Теперь Мы понимаем, почему она так ослабела! Как это в стиле Сестры </text:span><text:span text:style-name="T55">—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6">– Заместительная терапия </text:span><text:span text:style-name="T55">—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5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oft-page-break/><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4" text:outline-level="2"><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2"><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text:soft-page-break/>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Странно и непривычно было видеть принцессу ночи сконфуженной.</text:p>
      <text:p text:style-name="P52"><text:soft-page-break/>–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text:soft-page-break/>–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text:soft-page-break/>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79"/>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text:soft-page-break/>–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2">д</text:span>ЕсЬ БЫл <text:span text:style-name="T63">д</text:span>ИскОр<text:span text:style-name="T61">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text:soft-page-break/>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text:soft-page-break/>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4"></text:span><text:span text:style-name="T65">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text:span text:style-name="T72">пятьсот</text:span>.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text:soft-page-break/>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66">Зафиксирована опасная ситуация. Сознание пациента </text:span><text:span text:style-name="T67">&lt;</text:span><text:span text:style-name="T66">Селестия</text:span><text:span text:style-name="T67">&gt;</text:span><text:span text:style-name="T66"> не регистрируется. Активируется протокол экстренной эвакуации пациента </text:span><text:span text:style-name="T67">&lt;</text:span><text:span text:style-name="T66">Селестия</text:span><text:span text:style-name="T67">&gt;</text:span><text:span text:style-name="T66"> к супервизору </text:span><text:span text:style-name="T67">&lt;</text:span><text:span text:style-name="T66">Луна</text:span><text:span text:style-name="T67">&gt;</text:span><text:span text:style-name="T66">.</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text:soft-page-break/>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3">7.76</text:span>», сменившись на «<text:span text:style-name="T23">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ДЬ!!!</text:p>
      <text:p text:style-name="P52">Какая тупица закрыла двери?</text:p>
      <text:p text:style-name="P52">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2">У тебя всё под контролем, Анон?!! Блядь!</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text:p>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2">…</text:p>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1"/>
      <text:p text:style-name="P52"><text:soft-page-break/>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3">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text:soft-page-break/>–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text:soft-page-break/>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3">СВЕТОЧЕМ</text:span>».</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text:soft-page-break/></text:p>
      <text:p text:style-name="P47"><text:span text:style-name="T55">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5">—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
      <text:p text:style-name="P1"><text:span text:style-name="T35">–</text:span><text:span text:style-name="T25">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7">трид</text:span><text:span text:style-name="T1">цать лет, если его сменят через </text:span><text:span text:style-name="T57">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text:soft-page-break/>–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text:soft-page-break/>26.07.2143 А.С.</text:p>
      <text:p text:style-name="P52"/>
      <text:h text:style-name="Heading_20_2" text:outline-level="2">24. Навсегда. И всегда.</text:h>
      <text:p text:style-name="P124"/>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Громовержец» рассыпался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text:soft-page-break/>–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Рэйнбоу Дэш впечатляет. Но если бы Мы могли всё предусмотреть — тут был бы совсем <text:s/>другой мир.</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text:soft-page-break/></text:p>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7">задней осью </text:span><text:span text:style-name="T1">на табуретку. Я прилаживал ей новое колесо взамен <text:s/>утраченного. </text:span><text:span text:style-name="T57">Ещ</text:span><text:span text:style-name="T1">ё</text:span><text:span text:style-name="T57"> </text:span><text:span text:style-name="T1">немного, и будет как новенькая! В дворцовом гараже среди кучи хлама таки нашлось лопнувшее колесо, которое </text:span><text:span text:style-name="T57">мне удалось</text:span><text:span text:style-name="T1"> починить — о</text:span><text:span text:style-name="T57">бучение у</text:span><text:span text:style-name="T1"> Норфа не </text:span><text:span text:style-name="T57">прошло</text:span><text:span text:style-name="T1"> даром. Закрепив диск на оси, я крутанул его что есть силы. Спицы слились в размытое пятно, искря </text:span><text:soft-page-break/><text:span text:style-name="T1">солнечными бликами. Красота! Осталось покрыть лаком царапины </text:span><text:span text:style-name="T57">на </text:span><text:span text:style-name="T1">корпус</text:span><text:span text:style-name="T57">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7">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7">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7"><text:soft-page-break/>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7">о всём мире остались только м</text:span>ы<text:span text:style-name="T57">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1"/>
      <text:p text:style-name="P47">И прежде чем я успел что-либо осмыслить, из дальнего закутка моей души вырвался ответ.</text:p>
      <text:p text:style-name="P91"/>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1"/>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text:soft-page-break/>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предчувствие охвати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text:soft-page-break/>–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text:soft-page-break/>–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3">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И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text:soft-page-break/>– Мы утратили былую реакцию. Нам стыдно! Неважно. Главное — мы выиграли этот бой. Оставить! – <text:span text:style-name="T57">при</text:span>казала Луна ринувшимся было ей на помощь стражникам. – До завершения задачи Мы не обращаем внимания на раны.</text:p>
      <text:p text:style-name="P52">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7">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text:soft-page-break/>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3">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text:soft-page-break/>–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7">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2">– <text:span text:style-name="T57">А ч</text:span>то случилось с кракеном?</text:p>
      <text:p text:style-name="P52">– Он провалился в <text:span text:style-name="T57">П</text:span>ровал. – отвечает пегаска и смотрит на извивающийся кус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елья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text:soft-page-break/>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2">Прекрасно!</text:p>
      <text:p text:style-name="P52">Я спускаюсь вниз и сажусь на обломок сте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триста грёбанных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29">К</text:span><text:span text:style-name="T1">ажется, из левого </text:span>коридор<text:span text:style-name="T1">а</text:span> <text:span text:style-name="T1">слышны знакомые голоса</text:span>.</text:p>
      <text:p text:style-name="P52"><text:soft-page-break/>–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29">—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тело к нам.</text:p>
      <text:p text:style-name="P3">– Дэш!!!</text:p>
      <text:p text:style-name="P3">Следующее щупальце обвивается вокруг моего пояса, но пегаска перекусывает его.</text:p>
      <text:p text:style-name="P3">– Убирайся!!! Не распускай нюни! Я не смогу тебя защити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soft-page-break/>~~~~~</text:p>
      <text:p text:style-name="P18"/>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46" text:outline-level="3">Воскресенье</text:h>
      <text:p text:style-name="P47"/>
      <text:p text:style-name="P1">Невесомость, удар, чувство веса. Я открываю глаза.</text:p>
      <text:p text:style-name="P1">Крыша <text:span text:style-name="T26">высотки</text:span><text:span text:style-name="T25"> </text:span>тускло отсвечивает в свете звёзд. <text:span text:style-name="T25">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 и смокинге</text:span> <text:span text:style-name="T1">жмутся</text:span> к стенке рядом.</text:p>
      <text:p text:style-name="P47">–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7">— феерия эмоций переполняла меня во время пребывания в ярком нескладном мире, что остался позади. </text:span><text:span text:style-name="T30">Я тогда как будто вынырнул из трясины и начал дышать, ощущая каждой своей клеточкой полную гамму чувств и оттенков жизни. Но у</text:span><text:span text:style-name="T27">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7">Невозможно поверить, но два месяца</text:span><text:span text:style-name="T18"> </text:span><text:span text:style-name="T47">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4">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text:soft-page-break/>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text:soft-page-break/>–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29">– </text:span>Привет, Нэш. Это Анон.</text:p>
      <text:p text:style-name="P1"><text:span text:style-name="T29">–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7">…</text:p>
      <text:p text:style-name="P87">…</text:p>
      <text:p text:style-name="P87">Конфликт с узлом 5</text:p>
      <text:p text:style-name="P87">…</text:p>
      <text:p text:style-name="P87">…</text:p>
      <text:p text:style-name="P87">Конфликт с узлом 12</text:p>
      <text:p text:style-name="P87">…</text:p>
      <text:p text:style-name="P87">Конфликт с узлом 15</text:p>
      <text:p text:style-name="P87">…</text:p>
      <text:p text:style-name="P87">Конфликт с узлом 17</text:p>
      <text:p text:style-name="P87">…</text:p>
      <text:p text:style-name="P87">…</text:p>
      <text:p text:style-name="P85"><text:soft-page-break/>Решение.</text:p>
      <text:p text:style-name="P85">…</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57">кликнул по ним правой кнопкой </text:span><text:span text:style-name="T1">мыши</text:span><text:span text:style-name="T57"> и </text:span><text:span text:style-name="T1">выбрал</text:span><text:span text:style-name="T57"> из контекстного меню пункт “Форматировать”.</text:span></text:p>
      <text:p text:style-name="P3">Заебись.</text:p>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text:soft-page-break/>–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5">Сейчас уже нельзя ничего изменить и придётся ему довер</text:span><text:span text:style-name="T26">иться</text:span><text:span text:style-name="T2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6">— и она с нами</text:span>!</text:p>
      <text:p text:style-name="P1">Что ж, возможно ты был неправ, Анон, и от драконикуса будет реальная польза!</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text:soft-page-break/>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2">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46"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5">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text:soft-page-break/>Флаттершай оторвалась от экрана.</text:p>
      <text:p text:style-name="P98"><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8">–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98">– Ты его слишком… эмм, упрощаешь. – продолжала Флаттершай. – Вот, взгляни сюда.</text:p>
      <text:p text:style-name="P98">Флаттершай повернула ко мне экран. Мультяшный Дискорд с полными слёз глазами стоял на ледовом катке перед брошенными коньками.</text:p>
      <text:p text:style-name="P98"><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5">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3">Я с удивлением повернулся к притихшей Флаттершай.</text:p>
      <text:p text:style-name="P103">– А как?</text:p>
      <text:p text:style-name="P103">Девушка обхватила себя руками, как от холода. Я еле различал её полушёпот.</text:p>
      <text:p text:style-name="P103">–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08">– А ты в курсе, что твой Дискорд многократно сжигал Селестию живьём? Хороша шутка, обхохочешься! – выпалил я.</text:p>
      <text:p text:style-name="P108">–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98"><text:span text:style-name="T11">– Это всего лишь твои домыслы. С тем же успехом я могу объяснить это тем, что он </text:span>— злой придурок!</text:p>
      <text:p text:style-name="P108">– Это не мои… эмм… домыслы… Он сам мне рассказал…</text:p>
      <text:p text:style-name="P108">Флаттершай встала со стула и попыталась уйти. Я задержал её.</text:p>
      <text:p text:style-name="P108">– Извини. Я не знал. Нам нельзя ссориться.</text:p>
      <text:p text:style-name="P98">Девушка слабо улыбнулась.</text:p>
      <text:p text:style-name="P108">– Я не сержусь… На Дискорда трудно не злиться… Он так себя ведёт, потому что его это… эмм… <text:s/>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3">– Что ты решил, Анон?</text:p>
      <text:p text:style-name="P93">Я пожал плечами.</text:p>
      <text:p text:style-name="P3">– М<text:span text:style-name="T25">ы заманим Ксению на крышу и свалим отсюда</text:span>. В Эквестрии к ней должна вернуться память.</text:p>
      <text:p text:style-name="P3"><text:soft-page-break/>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5">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text:soft-page-break/>Среда</text:h>
      <text:p text:style-name="P1"/>
      <text:p text:style-name="P87">…</text:p>
      <text:p text:style-name="P87">Конфликт с узлом 2</text:p>
      <text:p text:style-name="P87">Конфликт с узлом 3</text:p>
      <text:p text:style-name="P87">…</text:p>
      <text:p text:style-name="P87">Конфликт с узлом 5</text:p>
      <text:p text:style-name="P87">…</text:p>
      <text:p text:style-name="P87">…</text:p>
      <text:p text:style-name="P87">Конфликт с узлом 8</text:p>
      <text:p text:style-name="P87">…</text:p>
      <text:p text:style-name="P87">…</text:p>
      <text:p text:style-name="P87">Конфликт с узлом 12</text:p>
      <text:p text:style-name="P87">Конфликт с узлом 13</text:p>
      <text:p text:style-name="P87">…</text:p>
      <text:p text:style-name="P87">Конфликт с узлом 16</text:p>
      <text:p text:style-name="P87">…</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 Да хоть и на минуточку! – Она захлопнула <text:span text:style-name="T2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text:soft-page-break/>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text:soft-page-break/>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 дерьмо?</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text:soft-page-break/>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7">Конфликт с узлом 3</text:p>
      <text:p text:style-name="P87">…</text:p>
      <text:p text:style-name="P87">Конфликт с узлом 6</text:p>
      <text:p text:style-name="P87">Конфликт с узлом 7</text:p>
      <text:p text:style-name="P87">…</text:p>
      <text:p text:style-name="P87">Конфликт с узлом 9</text:p>
      <text:p text:style-name="P87">…</text:p>
      <text:p text:style-name="P87">…</text:p>
      <text:p text:style-name="P87">Конфликт с узлом 11</text:p>
      <text:p text:style-name="P87">Конфликт с узлом 12</text:p>
      <text:p text:style-name="P87">Конфликт с узлом 13</text:p>
      <text:p text:style-name="P87">…</text:p>
      <text:p text:style-name="P87"><text:soft-page-break/>…</text:p>
      <text:p text:style-name="P87">Конфликт с узлом 16</text:p>
      <text:p text:style-name="P87">Конфликт с узлом 17</text:p>
      <text:p text:style-name="P86">…</text:p>
      <text:p text:style-name="P86">…</text:p>
      <text:p text:style-name="P86">Рассогласование центра принятия решений. Требуется вмешательство оператора.</text:p>
      <text:p text:style-name="P86">Sending heartbeats to all nodes… Zookeeper failure. Cluster going down in 3 minutes…</text:p>
      <text:p text:style-name="P86">UI module malfunction. UI module stop…</text:p>
      <text:p text:style-name="P86">Nash AI <text:span text:style-name="T11">module </text:span>malfunction. Nash AI module stop…</text:p>
      <text:p text:style-name="P86">Cluster going down in 2 minutes…</text:p>
      <text:p text:style-name="P86">Unloading dictionaries… HDFS malfunction</text:p>
      <text:p text:style-name="P86">Classloader malfunction. Classloader stop…</text:p>
      <text:p text:style-name="P86">Cluster going down in 1 minute…</text:p>
      <text:p text:style-name="P86">Kernel panic</text:p>
      <text:p text:style-name="P83"/>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3">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text:soft-page-break/>–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3">—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6">…</text:p>
      <text:p text:style-name="P86">…</text:p>
      <text:p text:style-name="P86">Cluster restarting…</text:p>
      <text:p text:style-name="P86">Zookeeper service initiated. Sending heartbeats to all nodes…</text:p>
      <text:p text:style-name="P86">Classloader start…</text:p>
      <text:p text:style-name="P86">Loading dictionaries…</text:p>
      <text:p text:style-name="P86"><text:span text:style-name="T11">Nash </text:span>AI module start…</text:p>
      <text:p text:style-name="P86">Celest AI submodule found… Acquiring…</text:p>
      <text:p text:style-name="P86">UI module start…</text:p>
      <text:p text:style-name="P86">…</text:p>
      <text:p text:style-name="P84">Перегрузка кластера завершена успешно. Все узлы синхронизированы с мастер-сервером.</text:p>
      <text:p text:style-name="P83"/>
      <text:p text:style-name="P83">Я уставился в бегущие по экрану строки. <text:span text:style-name="T1">Текстовая консоль мигнула и скрылась под графической заставкой.</text:span></text:p>
      <text:p text:style-name="P5"><text:soft-page-break/>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ия.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Ксения?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ия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text:soft-page-break/>Если…</text:p>
      <text:p text:style-name="P12"/>
      <text:p text:style-name="P12">До дома Юджина оставалась пара кварталов, когда в зеркале заднего вида замигал маячок полиции. Блядь!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1"/>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text:soft-page-break/>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text:soft-page-break/>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5">—</text:span> что может держать закоренелого обеспеченного холостяка дома, кроме работы? <text:span text:style-name="T2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5">—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2">— после встречи на лестнице со смайлолицым у меня развилась мания преследования.</text:span></text:p>
      <text:p text:style-name="P99"><text:span text:style-name="T11">– Анон…</text:span><text:span text:style-name="T1"> Тут окно разбито… И верёвка висит. – пискнула Флаттершай из кухни.</text:span></text:p>
      <text:p text:style-name="P97"><text:span text:style-name="T11">– </text:span><text:span text:style-name="T1">Оставь, Флатти, не сейчас! – отмахнулся я.</text:span></text:p>
      <text:p text:style-name="P98">Эпплджек стояла посреди комнаты и оглядывалась.</text:p>
      <text:p text:style-name="P108">– Не нравится мне тут. Чуйка нехорошая…</text:p>
      <text:p text:style-name="P98">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7"><text:span text:style-name="T1">На экране ноутбука сверкали </text:span><text:span text:style-name="T29">звёзды на фоне сине-зелёной мглы</text:span><text:span text:style-name="T1">. Я одел наушники и поёрзал мышкой по столу, прогоняя скрин-сэйвер.</text:span></text:p>
      <text:p text:style-name="P108">– Привет, Сел.</text:p>
      <text:p text:style-name="P140">Аликорница всполошилась и спрятала <text:span text:style-name="T1">пирожное</text:span> за спину.</text:p>
      <text:p text:style-name="P108"><text:soft-page-break/>– Ах, это ты, Анон. Какое счастье! Ты снова с нами!</text:p>
      <text:p text:style-name="P108">– Нет, Сел. Это ты с нами. <text:span text:style-name="T1">Я пришёл забрать тебя назад, в Эквестрию. Через четверть часа ты вернёшься домой.</text:span></text:p>
      <text:p text:style-name="P98"><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8"><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8"/>
      <text:h text:style-name="P143" text:outline-level="2">2<text:span text:style-name="T1">9</text:span>. Отбытие</text:h>
      <text:p text:style-name="P111"/>
      <text:p text:style-name="P98"><text:span text:style-name="T11">– </text:span>Оп-па! – пробормотала Эпплджек. – Нежданчик!</text:p>
      <text:p text:style-name="P98">Дискорд дурашливо кивнул Эпплджек.</text:p>
      <text:p text:style-name="P108">– И я рад тебя видеть, дорогая Эппл-как-тебя-там! А где моя любимая Флаттершай?</text:p>
      <text:p text:style-name="P108">Окинув взглядом комнату, Дискорд закапризничал:</text:p>
      <text:p text:style-name="P108">– Где же она? Вот вечно вы тормозите, когда надо торопиться!</text:p>
      <text:p text:style-name="P98"><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08">– С кем это вы тут разговариваете?</text:p>
      <text:p text:style-name="P108">В комнату вошла Флаттершай.</text:p>
      <text:p text:style-name="P98">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5">– Эй-Джей, Флатти, хватайте комп и на выход! Я с ним разберусь! Не теряйте вре..!</text:p>
      <text:p text:style-name="P125">– ТЫ ИДИО..!!!</text:p>
      <text:p text:style-name="P125">Дискорд <text:s/>заорал одновременно со мной, прикрываясь от меня руками, когда раздался оглушительный</text:p>
      <text:p text:style-name="P125">… </text:p>
      <text:p text:style-name="P127">БАХ!!!</text:p>
      <text:p text:style-name="P128">…</text:p>
      <text:p text:style-name="P12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8">На лице драконикуса появилось удивлённо-мечтательное выражение и он вырубился.</text:p>
      <text:p text:style-name="P108"/>
      <text:p text:style-name="P108">…</text:p>
      <text:p text:style-name="P108"/>
      <text:p text:style-name="P108"><text:soft-page-break/>– <text:span text:style-name="T1">А… Анон… Зачем ты напал на Дискорда? </text:span>– <text:span text:style-name="T1">прошептала Флаттершай в шоке.</text:span></text:p>
      <text:p text:style-name="P108"><text:span text:style-name="T1">– Долго объяснять! </text:span>– <text:span text:style-name="T1">я ещё раз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9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98">Я раздражённо повернулся к фермерше.</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 А зачем тогда ты приложила его книгой? А потом помогла мне его связать? – перебил я фермершу с удивлением.</text:p>
      <text:p text:style-name="P98">Драконикус с натугой наклонил голову к лапе, привязанной к подлокотнику,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Я схватил ноутбук, сгрёб девушек в охапку и вытолкал их в коридор. В дверях я обернулся к Дискорду.</text:p>
      <text:p text:style-name="P118"><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pan text:style-name="T11">– Нет! Дискорд </text:span>— не убийца!!!</text:p>
      <text:p text:style-name="P118">С необычной для неё силой Флаттершай вытащила кляп изо рта драконикуса.</text:p>
      <text:p text:style-name="P118"><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oft-page-break/><text:span text:style-name="T11">– Р</text:span>ассказывай.</text:p>
      <text:p text:style-name="P118">Дискорд немного успокоился.</text:p>
      <text:p text:style-name="P118"><text:s/><text:span text:style-name="T11">– </text:span>Вообще-то, от тебя следовало бы избавиться, Проводник. Не знаю, что ты там разведал в <text:span text:style-name="T25">Большом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8"><text:span text:style-name="T11">– </text:span>А кто тогда насылал на нас этих уродов с рисованными рожами? Кто пытался убить меня раз за разом?</text:p>
      <text:p text:style-name="P118">У драконикуса глаза полезли на лоб.</text:p>
      <text:p text:style-name="P118"><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25">словно кот с мышью</text:span>?</text:p>
      <text:p text:style-name="P118"><text:span text:style-name="T11">– </text:span>Анон! <text:span text:style-name="T11">– </text:span>крикнула Эпплджек из прихожей. <text:span text:style-name="T11">– </text:span>Я слышу шум за дверью!</text:p>
      <text:p text:style-name="P118">Практически одновременно раздался звонок.</text:p>
      <text:p text:style-name="P121">– ОТКРОЙТЕ, ПОЛИЦИЯ! Вам даётся полминуты, чтобы открыть дверь! Через тридцать секунд дверь будет выбита!</text:p>
      <text:p text:style-name="P121"/>
      <text:p text:style-name="P121">Эпплджек ошалело выскочила из прихожей. Несколько мгновений я молча смотрел на неё. В голове свистел ветер и играла дудочка.</text:p>
      <text:p text:style-name="P121">– На крышу, живо!!! Через окно на кухне! – зашипел Дискорд.</text:p>
      <text:p text:style-name="P121">– Что? – ступил я.</text:p>
      <text:p text:style-name="P118"><text:span text:style-name="T2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5">– драконикус отчаянно дёргал узлы, пытаясь освободиться.</text:span></text:p>
      <text:p text:style-name="P121">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Верёвка в кухонном окне дёргалась под весом карабкающихся девушек. Я словил её и стал на подоконник.</text:p>
      <text:p text:style-name="P118">Блё-о-о!</text:p>
      <text:p text:style-name="P118">Кусок стекла соскользнул с подоконника и исчез, вертясь и сверкая, в <text:span text:style-name="T25">двадцативосьмиэтажной</text:span><text:span text:style-name="T21"> </text:span>бездне. Тело моментально покрылось гусиной кожей, ноги стали ватными, а ладони покрылись холодным потом.</text:p>
      <text:p text:style-name="P118"><text:soft-page-break/>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7">А если не </text:span>выдержит<text:span text:style-name="T57"> </text:span>основа, к которой она привязана? Что-то мне в туалет захотелось… У меня нет боязни высоты, но это уже слишком!</text:p>
      <text:p text:style-name="P118">Я задрал голову.</text:p>
      <text:p text:style-name="P118">О! Так уже легче! Надо мной всего лишь два этажа. Десять метров верёвки. Если не смотреть вниз, то…</text:p>
      <text:p text:style-name="P120">«…<text:span text:style-name="T25">Будь храбр. Будь стоек. Будь силён. Что бы ни случилось, помни: Эквестрия с тобой. Эквестрия в тебе. Навсегда. И всегда…»</text:span></text:p>
      <text:p text:style-name="P118">Я вытер ладони о штаны, ухватил канат и сделал шаг вперёд… </text:p>
      <text:p text:style-name="P118">…</text:p>
      <text:p text:style-name="P118">Святые яйца, Анон, ты действительно сделал ЭТО!</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18"><text:soft-page-break/>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 счастью, фермерша не разжала ног.</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 ДА НУ ЕГО НАХУЙ — ТАКОЙ АЛЬПИНИЗ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Я открыл глаза.</text:p>
      <text:p text:style-name="P118">Перед носом плавными рывками уходили вниз окна этажей. Порывы вихрей от взмахов <text:span text:style-name="T25">разномастных</text:span> крыльев трепали волосы и выдували слёзы из глаз. Тупая боль гнездилась в сожжённых верёвкой суставах.</text:p>
      <text:p text:style-name="P118">Я чуть поднял глаза и уставился в кривую морду драконикус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text:p>
      <text:p text:style-name="P118">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oft-page-break/><text:span text:style-name="T11">– Д</text:span>искорд Эйрлайнс приветствует на борту! Температура воздуха пять градусов! Высота<text:span text:style-name="T25"> сто пять</text:span><text:span text:style-name="T21"> </text:span>метров. Ожидаемая продолжительность полёта — четыре минуты!..</text:p>
      <text:p text:style-name="P118">…ограда края крыши промелькнула под нами…</text:p>
      <text:p text:style-name="P118"><text:span text:style-name="T11">– …</text:span>собственно, держаться в воздухе дольше у меня не хватит магии…</text:p>
      <text:p text:style-name="P118"/>
      <text:p text:style-name="P118">Мы летели навстречу закату.</text:p>
      <text:p text:style-name="P118"/>
      <text:p text:style-name="P118">…</text:p>
      <text:p text:style-name="P118"/>
      <text:p text:style-name="P118">От ритмичных взмахов крыльев нас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18"><text:span text:style-name="T11">–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 Пристегните ремни! – проревел Дискорд, резко ускоряясь. – Будет весело!!!</text:p>
      <text:p text:style-name="P118">Эпплджек покрепче прижала к себе ноутбук. Флаттершай прижалась к шее Дискорда, отвернулась и закрыла глаза.</text:p>
      <text:p text:style-name="P118">– ВНИМАНИЕ!!! – заорал Дискорд, сложил крылья и влетел в коридор.</text:p>
      <text:p text:style-name="P118"/>
      <text:p text:style-name="P119">***</text:p>
      <text:p text:style-name="P118"/>
      <text:p text:style-name="P118">Бля!!!</text:p>
      <text:h text:style-name="Heading_20_2" text:outline-level="2"/>
      <text:h text:style-name="Heading_20_2" text:outline-level="2"><text:span text:style-name="T1">30</text:span>. Разговор за столиком в <text:span text:style-name="T1">ночи</text:span></text:h>
      <text:p text:style-name="P129"/>
      <text:p text:style-name="P131">Мы почти успели.</text:p>
      <text:p text:style-name="P12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6"><text:soft-page-break/>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6">«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5">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6">ХА-ХА-ХА!</text:p>
      <text:p text:style-name="P126">Прямо как сейчас. Как говорится, найди десять отличий.</text:p>
      <text:p text:style-name="P126">Вот только… Только Дэш была бы жива…</text:p>
      <text:p text:style-name="P130">Я тяжело вздохнул.</text:p>
      <text:p text:style-name="P130"/>
      <text:p text:style-name="P130">…</text:p>
      <text:p text:style-name="P130"/>
      <text:p text:style-name="P13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text:soft-page-break/>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4">.</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я!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68">Я ПОНЯЛ, КТО ТЫ!!! КАК </text:span><text:span text:style-name="T69">ЖЕ </text:span><text:span text:style-name="T68">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5"/>
      <text:p text:style-name="P35"><text:soft-page-break/>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text:span text:style-name="T11">– </text:span>Нет никакого мира-вампира. Мир людей не виноват. <text:span text:style-name="T11">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брони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1">–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7">–</text:span><text:span text:style-name="T41"> Анакорн подавил короткий смешок. </text:span><text:span text:style-name="T3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3"><text:span text:style-name="T51">– </text:span>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0"><text:soft-page-break/>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8">Я запротестовал.</text:p>
      <text:p text:style-name="P100">– В Эквестрии не двигают солнце! Аликорны лишь корректируют орбиту Эквуса и луны вокруг него, хотя все уверены в обратном.</text:p>
      <text:p text:style-name="P100">Анакорн улыбнулся во всю морду.</text:p>
      <text:p text:style-name="P100">– Значит, ты уже помогаешь мне, Проводник, даже сам того не осознавая! Я рад!</text:p>
      <text:p text:style-name="P98">Демиург снова отпил из стакана и продолжил.</text:p>
      <text:p text:style-name="P100"/>
      <text:p text:style-name="P100">–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0">–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пожаловался я.</text:p>
      <text:p text:style-name="P100">Анакорн только развёл копытами.</text:p>
      <text:p text:style-name="P100">– Не знаю. Может, ему фунты и ярды больше нравятся.</text:p>
      <text:p text:style-name="P100">– Ты так говоришь, будто у Эквуса есть свой собственный разум. – заметил я.</text:p>
      <text:p text:style-name="P100">Анакорн усмехнулся.</text:p>
      <text:p text:style-name="P100">–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98"><text:soft-page-break/>Анакорн постучал по столику карандашом. Карта Эквестрии поднялась над столом и свернулась в шар Эквуса. Голограмма<text:span text:style-name="T41"> планеты дрожала и покрывалась рябью, как некачественная картинка в аналоговом телевизоре.</text:span></text:p>
      <text:p text:style-name="P100"/>
      <text:p text:style-name="P9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Анакорн мрачно уставился на мерцающую голограмму Эквуса<text:span text:style-name="T25">. Ко мне наконец-то пришло понимание ситуации.</text:span></text:p>
      <text:p text:style-name="P103">–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41">– К сожалению, не </text:span><text:span text:style-name="T45">получится</text:span><text:span text:style-name="T41">.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1"><text:note text:id="ftn14" text:note-class="footnote"><text:note-citation>14</text:note-citation><text:note-body><text:p text:style-name="P13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39">– Сам ты раздолбай! – произнёс, наконец, Свирл.</text:p></text:note-body></text:note></text:span><text:span text:style-name="T41"> </text:span>И создали вы его достаточно топорно — видишь, он трещит по швам.</text:p>
      <text:p text:style-name="P98">–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4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
      <text:p text:style-name="P98">Анакорн прижал одним копытом центр карандаша к столу и ударил по его кончику другим. Карандаш стал вертеться своеобразной юлой.</text:p>
      <text:p text:style-name="P98"/>
      <text:p text:style-name="P98">– Я не могу полноценно общаться с метаинтеллектом реальности, <text:span text:style-name="T41">—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8"><text:span text:style-name="T41">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0"/>
      <text:p text:style-name="P98">Я вспомнил события последнего времени<text:span text:style-name="T11">.</text:span></text:p>
      <text:p text:style-name="P98">–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98"><text:soft-page-break/>Анакорн с такой силой надавил копытом на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98">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0">–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0">Я развёл руками.</text:p>
      <text:p text:style-name="P100">–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0">Анакорн улыбнулся и вскочил с пуфика.</text:p>
      <text:p text:style-name="P98"><text:span text:style-name="T41">–</text:span><text:span text:style-name="T25"> На самом деле помочь мне достаточно легко. Видишь ли, залатать дыры конструкции Эквуса можно «наложив» на них правдоподобное </text:span><text:span text:style-name="T41">— иначе говоря, жизнеспособное —</text:span><text:span text:style-name="T25"> объяснение и направив на это объяснение подпитывающую энергию адептов. В мире людей даже есть шуточная награда, учреждённая </text:span><text:span text:style-name="T35">Marvel Comics </text:span><text:span text:style-name="T25">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5">Marvel</text:span><text:span text:style-name="T25">.</text:span></text:p>
      <text:p text:style-name="P103">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3"/>
      <text:p text:style-name="P103">Я скептически хмыкнул.</text:p>
      <text:p text:style-name="P103">–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3">Анакорн поправил невесть откуда взявшиеся на переносице очки и ответил.</text:p>
      <text:p text:style-name="P98"><text:span text:style-name="T25">– Ты уже устранил крупнейший дефект Эквестрии </text:span><text:span text:style-name="T41">— манипуляции светилом. Аналогично решаются и остальные проблемы</text:span><text:span text:style-name="T2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1">— вещь живучая</text:span><text:span text:style-name="T25">.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3">Я задумался. На самом деле, интересная логическая задача…</text:p>
      <text:p text:style-name="P100">–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41">–</text:span><text:span text:style-name="T25"> А кьютимарки? Как, разрази меня квазар, объяснить кьютимарки? </text:span><text:span text:style-name="T41">– азартно воскликнул Анакорн.</text:span></text:p>
      <text:p text:style-name="P103">– А кьютимарки ты сам даришь пони, когда распознаёшь их жизненное предназначение!!! – так же азартно заорал я.</text:p>
      <text:p text:style-name="P103">– ЧТООО?!! Может, ты думаешь, мне больше заняться нечем, как лепить пони тату на фланки? Так я тебя разочарую! У меня и без того три миллиона дел!</text:p>
      <text:p text:style-name="P103">Я пожал плечами.</text:p>
      <text:p text:style-name="P103"><text:soft-page-break/>– А по-другому я не могу объяснить их появление. К сожалению.</text:p>
      <text:p text:style-name="P103">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3">– Хорошо. Уговорил. Кьютимарки беру на себя. Так и знал, что мне самое трудное достанется!</text:p>
      <text:p text:style-name="P103">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на меня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голограмме снизился на порядок и сама она стала светиться ровным голубоватым светом.</text:p>
      <text:p text:style-name="P103">–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3">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3">– Почему бы не сделать главной каноническую Эквестрию? Ту, что описана в мультике?</text:p>
      <text:p text:style-name="P103">– Учти<text:span text:style-name="T47">,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2">—</text:span><text:span text:style-name="T47"> точнее, дерево схожих миров Эквуса </text:span><text:span text:style-name="T52">—</text:span><text:span text:style-name="T47"> создали брони. Разумеется, стержнем им послужил именно сериал, но каждый фанфик </text:span><text:span text:style-name="T52">—</text:span><text:span text:style-name="T47">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4"/>
      <text:p text:style-name="P103">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4"/>
      <text:p text:style-name="P10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Разные фанфики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4"/>
      <text:p text:style-name="P103">Анакорн аж подпрыгнул на месте от восторга и стал мне аплодировать.</text:p>
      <text:p text:style-name="P104"/>
      <text:p text:style-name="P103"><text:span text:style-name="T47">– Наконец-то я вижу свет в конце тоннеля! Как это не пришло мне в голову! Ты всё отлично увязал! Всё сходится! Более того </text:span><text:span text:style-name="T52">—</text:span><text:span text:style-name="T47"> Анакорн заговорщически подмигнул мне </text:span><text:span text:style-name="T52">—</text:span><text:span text:style-name="T47">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text:span><text:soft-page-break/><text:span text:style-name="T47">в Объединённом Континууме Эквуса! Твой фанфик будет последним настоящим фанфиком в этом смысле </text:span><text:span text:style-name="T52">— и первой реальной историей в Объединённом Континууме Эквуса</text:span><text:span text:style-name="T47">!</text:span></text:p>
      <text:p text:style-name="P104">Я подозрительно посмотрел на Анакорна.</text:p>
      <text:p text:style-name="P103"><text:span text:style-name="T17">– </text:span><text:span text:style-name="T47">Какой ещё, нафиг, «мой фанфик»? Я никакого фанфика не писал. И не собираюсь.</text:span></text:p>
      <text:p text:style-name="P104">Анакорн ехидно ухмыльнулся и сделал мне «глазки».</text:p>
      <text:p text:style-name="P103"><text:span text:style-name="T17">– </text:span><text:span text:style-name="T47">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4"/>
      <text:p text:style-name="P104">Я растерялся.</text:p>
      <text:p text:style-name="P103"><text:span text:style-name="T11">– </text:span>Эээ… Тут я тебе точно не помощник. Никогда не писал ничего сложнее технической документации к программам. Да и то, старался эту бодягу скинуть на новичков.</text:p>
      <text:p text:style-name="P103"><text:span text:style-name="T11">– </text:span>Пиши, как есть. <text:span text:style-name="T11">– </text:span>развёл копытами Анакорн. <text:span text:style-name="T11">– </text:span>Авось сгодится. Я писать точно не буду <text:span text:style-name="T52">— ты меня с кьютимарками уже пригрузил на ближайшие тысячи лет.</text:span></text:p>
      <text:p text:style-name="P103">…</text:p>
      <text:p text:style-name="P103">Факн щит<text:note text:id="ftn15" text:note-class="footnote"><text:note-citation>15</text:note-citation><text:note-body><text:p text:style-name="P136">Fucking shit — <text:span text:style-name="T1">ёбаное дерьмо</text:span></text:p></text:note-body></text:note>!..</text:p>
      <text:p text:style-name="P103">…</text:p>
      <text:p text:style-name="P103">Ну а что мне остаётся? Я фейспамнул.</text:p>
      <text:p text:style-name="P103"/>
      <text:p text:style-name="P103"><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3">Анакорн насупился и спрятал карандаш в гриву.</text:p>
      <text:p text:style-name="P103"><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3"/>
      <text:p text:style-name="P103">Вот тебе и помахала Эквестрия ручкой, Анон!</text:p>
      <text:p text:style-name="P103"/>
      <text:p text:style-name="P10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3">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2"/>
      <text:p text:style-name="P102"><text:soft-page-break/>–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к себе обратно проходил?</text:p>
      <text:p text:style-name="P9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
      <text:p text:style-name="P9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9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8">–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8">–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Теперь — об оплате.</text:p>
      <text:p text:style-name="P98"/>
      <text:p text:style-name="P98">Анакорн наклонился ко мне через стол и подмигнул.</text:p>
      <text:p text:style-name="P98"/>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
      <text:p text:style-name="P9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3"><text:soft-page-break/></text:p>
      <text:p text:style-name="P103">– Верни Дэш!!!</text:p>
      <text:p text:style-name="P103"/>
      <text:p text:style-name="P103">Копыта Анакорна разъехались и он впечатался мордой в стол.</text:p>
      <text:p text:style-name="P103">– Э-э-э… м-м-м… ну-у-у… Перо мне в зад!.. Нельзя сказать, что это совсем невыполнимо… Но, прямо скажу, задачка не для студента!</text:p>
      <text:p text:style-name="P103">Глаза демиурга бегали, как у застуканного в трамвае безбилетника.</text:p>
      <text:p text:style-name="P103">– А ты студент?</text:p>
      <text:p text:style-name="P103">–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3">– Другое просить не будешь? – сухо переспросил Анакорн. – Учти, время уходит. То, что я вижу, мне не нравится.</text:p>
      <text:p text:style-name="P103">– Нет! – отрезал я.</text:p>
      <text:p text:style-name="P103">–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3">– Что? Ты о чём?</text:p>
      <text:p text:style-name="P103">– Больш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3">Есть только маленькая проблемка…</text:p>
      <text:p text:style-name="P103"/>
      <text:p text:style-name="P103">Анакорн скривился и отвёл глаза.</text:p>
      <text:p text:style-name="P103">– Какая?</text:p>
      <text:p text:style-name="P10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3">— </text:span>тебя никогда и не будет! Мне очень жаль. Тебе ещё не поздно выбрать что-нибудь другое.</text:p>
      <text:p text:style-name="P103">Я вздохнул. Слишком много философии на мою голову!</text:p>
      <text:p text:style-name="P103">– Делай, как я сказал! А я сделаю своё.</text:p>
      <text:p text:style-name="P103"/>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 Ты ещё увидишь пару-тройку снов на прощание. Это мой подарок тебе. Удачи!</text:p>
      <text:p text:style-name="P98"/>
      <text:p text:style-name="P109">~~~</text:p>
      <text:p text:style-name="P104"/>
      <text:p text:style-name="P104">– Здравствуй, Анон. – Селестия стояла передо мной без привычных взгляду властных регалий. – Я хочу поблагодарить тебя за всё.</text:p>
      <text:p text:style-name="P104"><text:soft-page-break/>– Привет, Сел. Я рад, что с тобой всё в порядке.</text:p>
      <text:p text:style-name="P104">Аликорница стояла передо мной в сияющем ореоле гривы. Потом она нерешительно сделала шаг навстречу.</text:p>
      <text:p text:style-name="P104">–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4">Я устало рассмеялся.</text:p>
      <text:p text:style-name="P104">– Сел, я завязал с конеёбством. Извини.</text:p>
      <text:p text:style-name="P104">Аликорница приблизилась ко мне ещё на шаг. Её губы почти касались моих. Я снова, как и каждый раз до этого, утонул в её взгляде бездонных сиреневых глаз.</text:p>
      <text:p text:style-name="P104">– В другое время, в другом месте, Анон! В другое время, в другом месте!</text:p>
      <text:p text:style-name="P104"/>
      <text:p text:style-name="P107">~~~</text:p>
      <text:p text:style-name="P107"/>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1">– Ты таки выучила современный стиль? Не парься, принцесса, я давно забыл тот эпизод. Вдобавок, именно ты отправила меня тогда прямиком к Большому Откровению.</text:p>
      <text:p text:style-name="P101">Тёмная аликорница тяжело вздохнула.</text:p>
      <text:p text:style-name="P101">–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1">Аликорница подняла копыто и прижала его к моей груди.</text:p>
      <text:p text:style-name="P101">–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98"/>
      <text:p text:style-name="P107">~~~</text:p>
      <text:p text:style-name="P108"/>
      <text:p text:style-name="P101">– Думал от меня в другой реальности спрятаться?!</text:p>
      <text:p text:style-name="P101">Передо мной возникла хмурая морда Дискорда.</text:p>
      <text:p text:style-name="P101">–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1">Так что, Проводничёк, мы ещё встретимся! В другое время и в другом месте! Жди! В другое время, в другом месте!!!</text:p>
      <text:p text:style-name="P105"/>
      <text:p text:style-name="P106">~~~</text:p>
      <text:p text:style-name="P98"/>
      <text:p text:style-name="P101">– Анон?</text:p>
      <text:p text:style-name="P101">– Дэш?!!</text:p>
      <text:p text:style-name="P101">– Эмм… Ты мне снишься?</text:p>
      <text:p text:style-name="P101"><text:soft-page-break/>– Нет, Дэш, это ты мне снишься.</text:p>
      <text:p text:style-name="P101">–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1">–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1">Пегаска почесала в затылке со смущением.</text:p>
      <text:p text:style-name="P101">– Да? Правда? Ну, офигеть! Что-то я такого не помню совсем. А ты как?</text:p>
      <text:p text:style-name="P97"><text:span text:style-name="T29">– Я в порядке. Вот, возвращаюсь </text:span>в свой мир. Ну, не совсем <text:span text:style-name="T1">в свой</text:span>. Почти.</text:p>
      <text:p text:style-name="P97"><text:span text:style-name="T1">–</text:span> Навсегда? <text:span text:style-name="T1">Ты не вернёшься?</text:span></text:p>
      <text:p text:style-name="P97"><text:span text:style-name="T1">–</text:span> Скорее всего, да.</text:p>
      <text:p text:style-name="P97"><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5">Хочу, чтобы ты </text:span><text:span text:style-name="T26">делал мне почесушки</text:span><text:span text:style-name="T25"> и хлопал по крупу</text:span>!</text:p>
      <text:p text:style-name="P98">В голосе пегаски слышались слёзы.</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7"><text:span text:style-name="T1">–</text:span> И тебя, и Твайлайт, и <text:span text:style-name="T1">Пинки</text:span>, и <text:span text:style-name="T1">Эпплджек</text:span>, и всех-всех-всех… Таковы правила.</text:p>
      <text:p text:style-name="P97"><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7">Я опустил руку на шею <text:span text:style-name="T1">пегаски</text:span> и ощутил теплоту и лёгкое покалывание в пустоте.</text:p>
      <text:p text:style-name="P97"><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2"/>
      <text:h text:style-name="Heading_20_2" text:outline-level="2">Эпилог. Земля</text:h>
      <text:p text:style-name="P110"/>
      <text:p text:style-name="P116">Звон будильника чуть не проломил башку. Я открыл глаза. </text:p>
      <text:p text:style-name="P117"><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text:soft-page-break/><text:span text:style-name="T1">Я нашарил ногами тапки и пошёл в ванную. Проходя мимо стола, зацепился взглядом за</text:span> эскиз <text:span text:style-name="T1">рисунка</text:span>.</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2">Для того, чтобы выдавить остатки пасты на щётку, пришлось затратить серьёзные усилия.</text:p>
      <text:p text:style-name="P113">Ага, и купить туалетной бумаги. Иначе уже вечером придётся использовать рекламки, что кидают в почтовый ящик. А они, блин, глянцевые!</text:p>
      <text:p text:style-name="P115">Мысли вернулись к фантазии.</text:p>
      <text:p text:style-name="P113">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2">Попытка притронуться щёткой к зубу вызвала ноющую боль. </text:p>
      <text:p text:style-name="P114">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2">Доставая из стола ключи от машины, опять наткнулся взглядом на эскиз.</text:p>
      <text:p text:style-name="P114">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4">А вот, кстати… А почему бы и нет? Хорошее ведь название? И интригующее — сразу сесть за клавиатуру захотелось.</text:p>
      <text:p text:style-name="P114">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7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8-01T14:21:31.547730600</dc:date>
    <meta:editing-duration>P144DT1H53M34S</meta:editing-duration>
    <meta:editing-cycles>9024</meta:editing-cycles>
    <meta:generator>LibreOffice/5.1.6.2$Linux_X86_64 LibreOffice_project/10m0$Build-2</meta:generator>
    <meta:printed-by>макс </meta:printed-by>
    <meta:print-date>2017-07-30T17:54:58.23</meta:print-date>
    <meta:document-statistic meta:table-count="0" meta:image-count="0" meta:object-count="0" meta:page-count="227" meta:paragraph-count="4713" meta:word-count="100256" meta:character-count="664169" meta:non-whitespace-character-count="564132"/>
  </office:meta>
</office:document-meta>
</file>